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05DFCA6DC5F571291A6.png" manifest:media-type="image/png"/>
  <manifest:file-entry manifest:full-path="Pictures/100000010000031400000185C6E33B63576EBB45.png" manifest:media-type="image/png"/>
  <manifest:file-entry manifest:full-path="Pictures/100000010000018D0000029ADAF7E02EE71C06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0.19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6" style:family="graphic" style:parent-style-name="objectwithoutfill">
      <style:graphic-properties draw:fill="solid" draw:fill-color="#111111" draw:textarea-vertical-align="middle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9" style:family="graphic" style:parent-style-name="objectwithoutfill">
      <style:graphic-properties draw:stroke="solid" svg:stroke-color="#000000" draw:fill="none" draw:fill-color="#000000" draw:textarea-vertical-align="middle"/>
    </style:style>
    <style:style style:name="gr10" style:family="graphic" style:parent-style-name="objectwithoutfill">
      <style:graphic-properties draw:stroke="solid" draw:fill="solid" draw:fill-color="#111111" draw:textarea-vertical-align="middle"/>
    </style:style>
    <style:style style:name="gr11" style:family="graphic" style:parent-style-name="objectwithoutfill">
      <style:graphic-properties draw:textarea-vertical-align="middle"/>
    </style:style>
    <style:style style:name="gr12" style:family="graphic" style:parent-style-name="standard">
      <style:graphic-properties draw:fill="solid" draw:fill-color="#780373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4.83cm" fo:min-width="4.58cm"/>
    </style:style>
    <style:style style:name="gr14" style:family="graphic" style:parent-style-name="objectwithoutfill">
      <style:graphic-properties draw:stroke="solid" draw:marker-start="Arrowheads_20_2"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18" style:family="graphic" style:parent-style-name="standard">
      <style:graphic-properties draw:fill="solid" draw:fill-color="#861141" draw:textarea-horizontal-align="justify" draw:textarea-vertical-align="middle" draw:auto-grow-height="false" fo:min-height="4.83cm" fo:min-width="2.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10d0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111111"/>
      <style:paragraph-properties fo:text-align="center"/>
    </style:style>
    <style:style style:name="P8" style:family="paragraph">
      <loext:graphic-properties draw:fill="solid" draw:fill-color="#2a60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78037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861141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92cm" svg:y1="9.42cm" svg:x2="18.345cm" svg:y2="9.42cm">
          <text:p/>
        </draw:line>
        <draw:line draw:style-name="gr1" draw:text-style-name="P1" draw:layer="layout" svg:x1="10.825cm" svg:y1="9.12cm" svg:x2="10.825cm" svg:y2="9.755cm">
          <text:p/>
        </draw:line>
        <draw:line draw:style-name="gr1" draw:text-style-name="P1" draw:layer="layout" svg:x1="11.925cm" svg:y1="9.121cm" svg:x2="11.925cm" svg:y2="9.756cm">
          <text:p/>
        </draw:line>
        <draw:line draw:style-name="gr1" draw:text-style-name="P1" draw:layer="layout" svg:x1="13.025cm" svg:y1="9.121cm" svg:x2="13.025cm" svg:y2="9.756cm">
          <text:p/>
        </draw:line>
        <draw:line draw:style-name="gr1" draw:text-style-name="P1" draw:layer="layout" svg:x1="14.125cm" svg:y1="9.121cm" svg:x2="14.125cm" svg:y2="9.756cm">
          <text:p/>
        </draw:line>
        <draw:line draw:style-name="gr1" draw:text-style-name="P1" draw:layer="layout" svg:x1="15.225cm" svg:y1="9.121cm" svg:x2="15.225cm" svg:y2="9.756cm">
          <text:p/>
        </draw:line>
        <draw:line draw:style-name="gr1" draw:text-style-name="P1" draw:layer="layout" svg:x1="16.325cm" svg:y1="9.121cm" svg:x2="16.3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7.525cm" svg:y1="9.122cm" svg:x2="17.525cm" svg:y2="9.757cm">
          <text:p/>
        </draw:line>
        <draw:line draw:style-name="gr1" draw:text-style-name="P1" draw:layer="layout" svg:x1="9.725cm" svg:y1="9.122cm" svg:x2="9.725cm" svg:y2="9.757cm">
          <text:p/>
        </draw:line>
        <draw:frame draw:style-name="gr2" draw:text-style-name="P2" draw:layer="layout" svg:width="0.9cm" svg:height="0.962cm" svg:x="9.29cm" svg:y="9.78cm">
          <draw:text-box>
            <text:p><text:span text:style-name="T1">1</text:span></text:p>
          </draw:text-box>
        </draw:frame>
        <draw:frame draw:style-name="gr2" draw:text-style-name="P2" draw:layer="layout" svg:width="0.9cm" svg:height="0.962cm" svg:x="10.39cm" svg:y="9.78cm">
          <draw:text-box>
            <text:p><text:span text:style-name="T1">2</text:span></text:p>
          </draw:text-box>
        </draw:frame>
        <draw:frame draw:style-name="gr2" draw:text-style-name="P2" draw:layer="layout" svg:width="0.9cm" svg:height="0.962cm" svg:x="9.29cm" svg:y="9.78cm">
          <draw:text-box>
            <text:p><text:span text:style-name="T1">1</text:span></text:p>
          </draw:text-box>
        </draw:frame>
        <draw:frame draw:style-name="gr2" draw:text-style-name="P2" draw:layer="layout" svg:width="0.9cm" svg:height="0.962cm" svg:x="11.49cm" svg:y="9.78cm">
          <draw:text-box>
            <text:p><text:span text:style-name="T1">3</text:span></text:p>
          </draw:text-box>
        </draw:frame>
        <draw:frame draw:style-name="gr2" draw:text-style-name="P2" draw:layer="layout" svg:width="0.9cm" svg:height="0.962cm" svg:x="12.59cm" svg:y="9.78cm">
          <draw:text-box>
            <text:p><text:span text:style-name="T1">4</text:span></text:p>
          </draw:text-box>
        </draw:frame>
        <draw:frame draw:style-name="gr2" draw:text-style-name="P2" draw:layer="layout" svg:width="0.9cm" svg:height="0.962cm" svg:x="13.69cm" svg:y="9.78cm">
          <draw:text-box>
            <text:p><text:span text:style-name="T1">5</text:span></text:p>
          </draw:text-box>
        </draw:frame>
        <draw:frame draw:style-name="gr2" draw:text-style-name="P2" draw:layer="layout" svg:width="0.9cm" svg:height="0.962cm" svg:x="14.79cm" svg:y="9.78cm">
          <draw:text-box>
            <text:p><text:span text:style-name="T1">6</text:span></text:p>
          </draw:text-box>
        </draw:frame>
        <draw:frame draw:style-name="gr2" draw:text-style-name="P2" draw:layer="layout" svg:width="0.9cm" svg:height="0.962cm" svg:x="17.09cm" svg:y="9.78cm">
          <draw:text-box>
            <text:p><text:span text:style-name="T1">8</text:span></text:p>
          </draw:text-box>
        </draw:frame>
        <draw:frame draw:style-name="gr2" draw:text-style-name="P2" draw:layer="layout" svg:width="0.9cm" svg:height="0.962cm" svg:x="15.89cm" svg:y="9.78cm">
          <draw:text-box>
            <text:p><text:span text:style-name="T1">7</text:span></text:p>
          </draw:text-box>
        </draw:frame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custom-shape draw:style-name="gr3" draw:text-style-name="P3" draw:layer="layout" svg:width="0.635cm" svg:height="0.635cm" svg:x="13.626cm" svg:y="1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2" draw:layer="layout" svg:width="0.785cm" svg:height="0.806cm" svg:x="9.203cm" svg:y="12.7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3cm" svg:y="12.7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3cm" svg:y="12.737cm">
          <draw:text-box>
            <text:p><text:span text:style-name="T2">3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frame draw:style-name="gr5" draw:text-style-name="P2" draw:layer="layout" svg:width="0.785cm" svg:height="0.806cm" svg:x="12.104cm" svg:y="12.7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4cm" svg:y="12.7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4cm" svg:y="12.7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5cm" svg:y="12.7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5cm" svg:y="12.7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2.588cm" svg:y="12.033cm">
          <draw:text-box>
            <text:p text:style-name="P5"><text:span text:style-name="T1">Ed</text:span><text:span text:style-name="T1">uc</text:span><text:span text:style-name="T1">aci</text:span><text:span text:style-name="T1">ó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2" draw:layer="layout" svg:width="0.785cm" svg:height="0.806cm" svg:x="9.203cm" svg:y="12.7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3cm" svg:y="12.7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3cm" svg:y="12.737cm">
          <draw:text-box>
            <text:p><text:span text:style-name="T2">3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frame draw:style-name="gr5" draw:text-style-name="P2" draw:layer="layout" svg:width="0.785cm" svg:height="0.806cm" svg:x="12.104cm" svg:y="12.7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4cm" svg:y="12.7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4cm" svg:y="12.7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5cm" svg:y="12.7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5cm" svg:y="12.7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2.588cm" svg:y="12.033cm">
          <draw:text-box>
            <text:p text:style-name="P5"><text:span text:style-name="T1">Ed</text:span><text:span text:style-name="T1">uc</text:span><text:span text:style-name="T1">aci</text:span><text:span text:style-name="T1">ón</text:span></text:p>
          </draw:text-box>
        </draw:frame>
        <draw:line draw:style-name="gr1" draw:text-style-name="P1" draw:layer="layout" svg:x1="9.583cm" svg:y1="10.308cm" svg:x2="9.583cm" svg:y2="10.719cm">
          <text:p/>
        </draw:line>
        <draw:line draw:style-name="gr1" draw:text-style-name="P1" draw:layer="layout" svg:x1="10.543cm" svg:y1="10.309cm" svg:x2="10.543cm" svg:y2="10.72cm">
          <text:p/>
        </draw:line>
        <draw:line draw:style-name="gr1" draw:text-style-name="P1" draw:layer="layout" svg:x1="11.503cm" svg:y1="10.309cm" svg:x2="11.503cm" svg:y2="10.72cm">
          <text:p/>
        </draw:line>
        <draw:line draw:style-name="gr1" draw:text-style-name="P1" draw:layer="layout" svg:x1="12.463cm" svg:y1="10.309cm" svg:x2="12.463cm" svg:y2="10.72cm">
          <text:p/>
        </draw:line>
        <draw:line draw:style-name="gr1" draw:text-style-name="P1" draw:layer="layout" svg:x1="13.423cm" svg:y1="10.309cm" svg:x2="13.423cm" svg:y2="10.72cm">
          <text:p/>
        </draw:line>
        <draw:line draw:style-name="gr1" draw:text-style-name="P1" draw:layer="layout" svg:x1="14.383cm" svg:y1="10.309cm" svg:x2="14.3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15.43cm" svg:y1="10.31cm" svg:x2="15.43cm" svg:y2="10.721cm">
          <text:p/>
        </draw:line>
        <draw:line draw:style-name="gr1" draw:text-style-name="P1" draw:layer="layout" svg:x1="8.624cm" svg:y1="10.31cm" svg:x2="8.624cm" svg:y2="10.721cm">
          <text:p/>
        </draw:line>
        <draw:frame draw:style-name="gr5" draw:text-style-name="P2" draw:layer="layout" svg:width="0.785cm" svg:height="0.806cm" svg:x="9.204cm" svg:y="10.736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4cm" svg:y="10.736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4cm" svg:y="10.736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05cm" svg:y="10.736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5cm" svg:y="10.736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5cm" svg:y="10.736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6cm" svg:y="10.736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6cm" svg:y="10.736cm">
          <draw:text-box>
            <text:p><text:span text:style-name="T2">7</text:span></text:p>
          </draw:text-box>
        </draw:frame>
        <draw:line draw:style-name="gr6" draw:text-style-name="P7" draw:layer="layout" svg:x1="7.92cm" svg:y1="10.49cm" svg:x2="21.255cm" svg:y2="10.49cm">
          <text:p/>
        </draw:line>
        <draw:custom-shape draw:style-name="gr7" draw:text-style-name="P8" draw:layer="layout" svg:width="0.635cm" svg:height="0.635cm" svg:x="8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0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0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2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1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4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484cm" svg:y1="10.308cm" svg:x2="16.484cm" svg:y2="10.719cm">
          <text:p/>
        </draw:line>
        <draw:line draw:style-name="gr1" draw:text-style-name="P1" draw:layer="layout" svg:x1="17.531cm" svg:y1="10.309cm" svg:x2="17.531cm" svg:y2="10.72cm">
          <text:p/>
        </draw:line>
        <draw:frame draw:style-name="gr8" draw:text-style-name="P2" draw:layer="layout" svg:width="1.308cm" svg:height="1.353cm" svg:x="17.007cm" svg:y="10.735cm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svg:x="16.147cm" svg:y="10.735cm">
          <draw:text-box>
            <text:p><text:span text:style-name="T2">9</text:span></text:p>
          </draw:text-box>
        </draw:frame>
        <draw:custom-shape draw:style-name="gr7" draw:text-style-name="P8" draw:layer="layout" svg:width="0.635cm" svg:height="0.635cm" svg:x="16.19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85cm" svg:y1="10.307cm" svg:x2="18.485cm" svg:y2="10.718cm">
          <text:p/>
        </draw:line>
        <draw:line draw:style-name="gr1" draw:text-style-name="P1" draw:layer="layout" svg:x1="19.532cm" svg:y1="10.308cm" svg:x2="19.532cm" svg:y2="10.719cm">
          <text:p/>
        </draw:line>
        <draw:custom-shape draw:style-name="gr7" draw:text-style-name="P8" draw:layer="layout" svg:width="0.635cm" svg:height="0.635cm" svg:x="18.19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svg:x="18.007cm" svg:y="10.736cm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svg:x="19.007cm" svg:y="10.737cm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988cm" svg:y="10.033cm">
          <draw:text-box>
            <text:p text:style-name="P5"><text:span text:style-name="T1">Ing</text:span><text:span text:style-name="T1">res</text:span><text:span text:style-name="T1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1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</text:span><text:span text:style-name="T1">uc</text:span><text:span text:style-name="T1">aci</text:span><text:span text:style-name="T1">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6" draw:text-style-name="P7" draw:layer="layout" svg:x1="7.907cm" svg:y1="14.3cm" svg:x2="7.865cm" svg:y2="0.965cm">
          <text:p/>
        </draw:line>
        <draw:custom-shape draw:style-name="gr7" draw:text-style-name="P8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custom-shape draw:style-name="gr7" draw:text-style-name="P8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7" draw:text-style-name="P8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g</text:span><text:span text:style-name="T1">res</text:span><text:span text:style-name="T1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9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xml:id="id1" draw:id="id1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</text:span><text:span text:style-name="T1">uc</text:span><text:span text:style-name="T1">aci</text:span><text:span text:style-name="T1">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10" draw:text-style-name="P7" draw:layer="layout" svg:x1="7.907cm" svg:y1="14.3cm" svg:x2="7.865cm" svg:y2="0.965cm">
          <text:p/>
        </draw:line>
        <draw:custom-shape draw:style-name="gr7" draw:text-style-name="P8" xml:id="id2" draw:id="id2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4" draw:id="id4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9" draw:id="id9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custom-shape draw:style-name="gr7" draw:text-style-name="P8" xml:id="id11" draw:id="id11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7" draw:text-style-name="P8" xml:id="id13" draw:id="id13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g</text:span><text:span text:style-name="T1">res</text:span><text:span text:style-name="T1">o</text:span></text:p>
          </draw:text-box>
        </draw:frame>
        <draw:connector draw:style-name="gr11" draw:text-style-name="P5" draw:layer="layout" svg:x1="9.583cm" svg:y1="14.067cm" svg:x2="8.213cm" svg:y2="13.513cm" draw:start-shape="id1" draw:start-glue-point="4" draw:end-shape="id2" draw:end-glue-point="8" svg:d="M9583 14067v-554h-1370" svg:viewBox="0 0 1371 555">
          <text:p/>
        </draw:connector>
        <draw:connector draw:style-name="gr11" draw:text-style-name="P5" draw:layer="layout" svg:x1="10.583cm" svg:y1="14.067cm" svg:x2="8.207cm" svg:y2="11.613cm" draw:start-shape="id3" draw:start-glue-point="4" draw:end-shape="id4" draw:end-glue-point="8" svg:d="M10583 14067v-2454h-2376" svg:viewBox="0 0 2377 2455">
          <text:p/>
        </draw:connector>
        <draw:connector draw:style-name="gr11" draw:text-style-name="P5" draw:layer="layout" svg:x1="11.583cm" svg:y1="14.067cm" svg:x2="8.207cm" svg:y2="11.613cm" draw:start-shape="id5" draw:start-glue-point="4" draw:end-shape="id4" draw:end-glue-point="8" svg:d="M11583 14067v-2454h-3376" svg:viewBox="0 0 3377 2455">
          <text:p/>
        </draw:connector>
        <draw:connector draw:style-name="gr11" draw:text-style-name="P5" draw:layer="layout" svg:x1="11.583cm" svg:y1="14.067cm" svg:x2="8.201cm" svg:y2="9.813cm" draw:start-shape="id5" draw:start-glue-point="4" draw:end-shape="id6" draw:end-glue-point="8" svg:d="M11583 14067v-4254h-3382" svg:viewBox="0 0 3383 4255">
          <text:p/>
        </draw:connector>
        <draw:connector draw:style-name="gr11" draw:text-style-name="P5" draw:layer="layout" svg:x1="8.109cm" svg:y1="10.489cm" svg:x2="12.483cm" svg:y2="14.067cm" draw:start-shape="id7" draw:start-glue-point="9" draw:end-shape="id8" draw:end-glue-point="4" svg:d="M8109 10489h4374v3578" svg:viewBox="0 0 4375 3579">
          <text:p/>
        </draw:connector>
        <draw:connector draw:style-name="gr11" draw:text-style-name="P5" draw:layer="layout" svg:x1="8.195cm" svg:y1="7.813cm" svg:x2="14.383cm" svg:y2="14.067cm" draw:start-shape="id9" draw:start-glue-point="8" draw:end-shape="id10" draw:end-glue-point="4" svg:d="M8195 7813h6188v6254" svg:viewBox="0 0 6189 6255">
          <text:p/>
        </draw:connector>
        <draw:connector draw:style-name="gr11" draw:text-style-name="P5" draw:layer="layout" svg:x1="8.187cm" svg:y1="5.712cm" svg:x2="15.483cm" svg:y2="14.067cm" draw:start-shape="id11" draw:start-glue-point="8" draw:end-shape="id12" draw:end-glue-point="4" svg:d="M8187 5712h7296v8355" svg:viewBox="0 0 7297 8356">
          <text:p/>
        </draw:connector>
        <draw:connector draw:style-name="gr11" draw:text-style-name="P5" draw:layer="layout" svg:x1="15.483cm" svg:y1="14.067cm" svg:x2="8.18cm" svg:y2="3.711cm" draw:start-shape="id12" draw:start-glue-point="4" draw:end-shape="id13" draw:end-glue-point="8" svg:d="M15483 14067v-10356h-7303" svg:viewBox="0 0 7304 10357">
          <text:p/>
        </draw:connecto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9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xml:id="id23" draw:id="id23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xml:id="id14" draw:id="id14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</text:span><text:span text:style-name="T1">uc</text:span><text:span text:style-name="T1">aci</text:span><text:span text:style-name="T1">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10" draw:text-style-name="P7" draw:layer="layout" svg:x1="7.907cm" svg:y1="14.3cm" svg:x2="7.865cm" svg:y2="0.965cm">
          <text:p/>
        </draw:line>
        <draw:custom-shape draw:style-name="gr7" draw:text-style-name="P8" xml:id="id15" draw:id="id15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7" draw:id="id17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9" draw:id="id19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0" draw:id="id20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2" draw:id="id22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line draw:style-name="gr1" draw:text-style-name="P1" xml:id="id24" draw:id="id24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12" draw:text-style-name="P9" draw:layer="layout" svg:width="0.635cm" svg:height="0.635cm" draw:transform="rotate (1.57393791944849) translate (15.145cm 4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</text:span><text:span text:style-name="T1">gr</text:span><text:span text:style-name="T1">es</text:span><text:span text:style-name="T1">o</text:span></text:p>
          </draw:text-box>
        </draw:frame>
        <draw:connector draw:style-name="gr11" draw:text-style-name="P5" draw:layer="layout" svg:x1="9.583cm" svg:y1="14.067cm" svg:x2="8.213cm" svg:y2="13.513cm" draw:start-shape="id14" draw:start-glue-point="4" draw:end-shape="id15" draw:end-glue-point="8" svg:d="M9583 14067v-554h-1370" svg:viewBox="0 0 1371 555">
          <text:p/>
        </draw:connector>
        <draw:connector draw:style-name="gr11" draw:text-style-name="P5" draw:layer="layout" svg:x1="10.583cm" svg:y1="14.067cm" svg:x2="8.207cm" svg:y2="11.613cm" draw:start-shape="id16" draw:start-glue-point="4" draw:end-shape="id17" draw:end-glue-point="8" svg:d="M10583 14067v-2454h-2376" svg:viewBox="0 0 2377 2455">
          <text:p/>
        </draw:connector>
        <draw:connector draw:style-name="gr11" draw:text-style-name="P5" draw:layer="layout" svg:x1="11.583cm" svg:y1="14.067cm" svg:x2="8.207cm" svg:y2="11.613cm" draw:start-shape="id18" draw:start-glue-point="4" draw:end-shape="id17" draw:end-glue-point="8" svg:d="M11583 14067v-2454h-3376" svg:viewBox="0 0 3377 2455">
          <text:p/>
        </draw:connector>
        <draw:connector draw:style-name="gr11" draw:text-style-name="P5" draw:layer="layout" svg:x1="11.583cm" svg:y1="14.067cm" svg:x2="8.201cm" svg:y2="9.813cm" draw:start-shape="id18" draw:start-glue-point="4" draw:end-shape="id19" draw:end-glue-point="8" svg:d="M11583 14067v-4254h-3382" svg:viewBox="0 0 3383 4255">
          <text:p/>
        </draw:connector>
        <draw:connector draw:style-name="gr11" draw:text-style-name="P5" draw:layer="layout" svg:x1="8.109cm" svg:y1="10.489cm" svg:x2="12.483cm" svg:y2="14.067cm" draw:start-shape="id20" draw:start-glue-point="9" draw:end-shape="id21" draw:end-glue-point="4" svg:d="M8109 10489h4374v3578" svg:viewBox="0 0 4375 3579">
          <text:p/>
        </draw:connector>
        <draw:connector draw:style-name="gr11" draw:text-style-name="P5" draw:layer="layout" svg:x1="8.195cm" svg:y1="7.813cm" svg:x2="14.383cm" svg:y2="14.067cm" draw:start-shape="id22" draw:start-glue-point="8" svg:d="M8195 7813h3344v6254h2844" svg:viewBox="0 0 6189 6255">
          <text:p/>
        </draw:connector>
        <draw:connector draw:style-name="gr11" draw:text-style-name="P5" draw:layer="layout" svg:x1="8.187cm" svg:y1="5.712cm" svg:x2="15.468cm" svg:y2="14.416cm" draw:end-shape="id23" draw:end-glue-point="1" svg:d="M8187 5712v3987h7281v4717" svg:viewBox="0 0 7282 8705">
          <text:p/>
        </draw:connector>
        <draw:connector draw:style-name="gr11" draw:text-style-name="P5" draw:layer="layout" draw:line-skew="-5.354cm" svg:x1="15.483cm" svg:y1="14.067cm" svg:x2="8.102cm" svg:y2="3.734cm" draw:end-shape="id24" draw:end-glue-point="1" svg:d="M15483 14067v-10257h-7381v-76" svg:viewBox="0 0 7382 10334">
          <text:p/>
        </draw:connecto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draw:line draw:style-name="gr15" draw:text-style-name="P10" draw:layer="layout" svg:x1="12.065cm" svg:y1="4.445cm" svg:x2="12.065cm" svg:y2="9.525cm">
          <text:p/>
        </draw:line>
        <draw:frame draw:style-name="gr2" draw:text-style-name="P6" draw:layer="layout" svg:width="1.457cm" svg:height="0.962cm" svg:x="10.016cm" svg:y="6.45cm">
          <draw:text-box>
            <text:p text:style-name="P5"><text:span text:style-name="T1">0.</text:span><text:span text:style-name="T1">5</text:span></text:p>
          </draw:text-box>
        </draw:frame>
        <draw:frame draw:style-name="gr2" draw:text-style-name="P6" draw:layer="layout" svg:width="1.457cm" svg:height="0.962cm" svg:x="12.617cm" svg:y="6.45cm">
          <draw:text-box>
            <text:p text:style-name="P5"><text:span text:style-name="T1">0.</text:span><text:span text:style-name="T1">5</text:span></text:p>
          </draw:text-box>
        </draw:frame>
        <draw:frame draw:style-name="gr16" draw:text-style-name="P5" draw:layer="layout" svg:width="3.826cm" svg:height="6.418cm" svg:x="17.145cm" svg:y="3.742cm">
          <draw:image xlink:href="Pictures/100000010000018D0000029ADAF7E02EE71C06E2.png" xlink:type="simple" xlink:show="embed" xlink:actuate="onLoad" draw:mime-type="image/png">
            <text:p/>
          </draw:image>
        </draw:frame>
        <draw:frame draw:style-name="gr16" draw:text-style-name="P5" draw:layer="layout" svg:width="5.145cm" svg:height="2.54cm" svg:x="9.49cm" svg:y="1.37cm">
          <draw:image xlink:href="Pictures/100000010000031400000185C6E33B63576EBB45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13" draw:layer="layout" svg:width="1.457cm" svg:height="0.962cm" svg:x="6.615cm" svg:y="6.35cm">
          <draw:text-box>
            <text:p text:style-name="P12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13" draw:layer="layout" svg:width="1.457cm" svg:height="0.962cm" svg:x="11.416cm" svg:y="11.35cm">
          <draw:text-box>
            <text:p text:style-name="P12"><text:span text:style-name="T1">1</text:span></text:p>
          </draw:text-box>
        </draw:frame>
        <draw:line draw:style-name="gr15" draw:text-style-name="P10" draw:layer="layout" svg:x1="10.365cm" svg:y1="4.445cm" svg:x2="10.365cm" svg:y2="9.525cm">
          <text:p/>
        </draw:line>
        <draw:frame draw:style-name="gr17" draw:text-style-name="P13" draw:layer="layout" svg:width="1.27cm" svg:height="0.569cm" svg:x="9.325cm" svg:y="6.537cm">
          <draw:text-box>
            <text:p text:style-name="P12"><text:span text:style-name="T3">0.16</text:span></text:p>
          </draw:text-box>
        </draw:frame>
        <draw:line draw:style-name="gr15" draw:text-style-name="P10" draw:layer="layout" svg:x1="11.165cm" svg:y1="4.445cm" svg:x2="11.165cm" svg:y2="9.525cm">
          <text:p/>
        </draw:line>
        <draw:line draw:style-name="gr15" draw:text-style-name="P10" draw:layer="layout" svg:x1="12.065cm" svg:y1="4.445cm" svg:x2="12.065cm" svg:y2="9.525cm">
          <text:p/>
        </draw:line>
        <draw:line draw:style-name="gr15" draw:text-style-name="P10" draw:layer="layout" svg:x1="12.965cm" svg:y1="4.445cm" svg:x2="12.9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frame draw:style-name="gr17" draw:text-style-name="P13" draw:layer="layout" svg:width="1.27cm" svg:height="0.569cm" svg:x="10.125cm" svg:y="6.538cm">
          <draw:text-box>
            <text:p text:style-name="P12"><text:span text:style-name="T3">0.16</text:span></text:p>
          </draw:text-box>
        </draw:frame>
        <draw:frame draw:style-name="gr17" draw:text-style-name="P13" draw:layer="layout" svg:width="1.27cm" svg:height="0.569cm" svg:x="10.925cm" svg:y="6.539cm">
          <draw:text-box>
            <text:p text:style-name="P12"><text:span text:style-name="T3">0.16</text:span></text:p>
          </draw:text-box>
        </draw:frame>
        <draw:frame draw:style-name="gr17" draw:text-style-name="P13" draw:layer="layout" svg:width="1.27cm" svg:height="0.569cm" svg:x="11.825cm" svg:y="6.54cm">
          <draw:text-box>
            <text:p text:style-name="P12"><text:span text:style-name="T3">0.16</text:span></text:p>
          </draw:text-box>
        </draw:frame>
        <draw:frame draw:style-name="gr17" draw:text-style-name="P13" draw:layer="layout" svg:width="1.27cm" svg:height="0.569cm" svg:x="12.725cm" svg:y="6.541cm">
          <draw:text-box>
            <text:p text:style-name="P12"><text:span text:style-name="T3">0.16</text:span></text:p>
          </draw:text-box>
        </draw:frame>
        <draw:frame draw:style-name="gr17" draw:text-style-name="P13" draw:layer="layout" svg:width="1.27cm" svg:height="0.569cm" svg:x="13.525cm" svg:y="6.542cm">
          <draw:text-box>
            <text:p text:style-name="P12"><text:span text:style-name="T3">0.16</text:span></text:p>
          </draw:text-box>
        </draw:frame>
        <draw:frame draw:style-name="gr16" draw:text-style-name="P5" draw:layer="layout" svg:width="5.08cm" svg:height="0.745cm" svg:x="9.525cm" svg:y="3.175cm">
          <draw:image xlink:href="Pictures/100000010000027A0000005DFCA6DC5F571291A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draw:line draw:style-name="gr15" draw:text-style-name="P10" draw:layer="layout" svg:x1="10.365cm" svg:y1="4.445cm" svg:x2="10.365cm" svg:y2="9.525cm">
          <text:p/>
        </draw:line>
        <draw:frame draw:style-name="gr17" draw:text-style-name="P6" draw:layer="layout" svg:width="1.27cm" svg:height="0.569cm" svg:x="9.325cm" svg:y="6.537cm">
          <draw:text-box>
            <text:p text:style-name="P5"><text:span text:style-name="T3">0.16</text:span></text:p>
          </draw:text-box>
        </draw:frame>
        <draw:line draw:style-name="gr15" draw:text-style-name="P10" draw:layer="layout" svg:x1="11.165cm" svg:y1="4.445cm" svg:x2="11.165cm" svg:y2="9.525cm">
          <text:p/>
        </draw:line>
        <draw:line draw:style-name="gr15" draw:text-style-name="P10" draw:layer="layout" svg:x1="12.065cm" svg:y1="4.445cm" svg:x2="12.065cm" svg:y2="9.525cm">
          <text:p/>
        </draw:line>
        <draw:line draw:style-name="gr15" draw:text-style-name="P10" draw:layer="layout" svg:x1="12.965cm" svg:y1="4.445cm" svg:x2="12.9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frame draw:style-name="gr17" draw:text-style-name="P6" draw:layer="layout" svg:width="1.27cm" svg:height="0.569cm" svg:x="10.125cm" svg:y="6.538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0.925cm" svg:y="6.539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1.825cm" svg:y="6.54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2.725cm" svg:y="6.541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3.525cm" svg:y="6.542cm">
          <draw:text-box>
            <text:p text:style-name="P5"><text:span text:style-name="T3">0.16</text:span></text:p>
          </draw:text-box>
        </draw:frame>
        <draw:frame draw:style-name="gr16" draw:text-style-name="P5" draw:layer="layout" svg:width="5.08cm" svg:height="0.745cm" svg:x="9.525cm" svg:y="3.175cm">
          <draw:image xlink:href="Pictures/100000010000027A0000005DFCA6DC5F571291A6.png" xlink:type="simple" xlink:show="embed" xlink:actuate="onLoad" draw:mime-type="image/png">
            <text:p/>
          </draw:image>
        </draw:frame>
        <draw:custom-shape draw:style-name="gr18" draw:text-style-name="P15" draw:layer="layout" svg:width="2.59cm" svg:height="5.08cm" svg:x="12.075cm" svg:y="4.445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9.525cm" svg:height="2.384cm" svg:x="15.875cm" svg:y="6.35cm">
          <draw:text-box>
            <text:p text:style-name="P16"><text:span text:style-name="T4">P </text:span><text:span text:style-name="T4">x </text:span><text:span text:style-name="T4">&gt;3</text:span><text:span text:style-name="T4">= </text:span><text:span text:style-name="T4">P(</text:span><text:span text:style-name="T4">4) </text:span><text:span text:style-name="T4">+ </text:span><text:span text:style-name="T4">P(</text:span><text:span text:style-name="T4">5) </text:span><text:span text:style-name="T4">+ </text:span><text:span text:style-name="T1">P(</text:span><text:span text:style-name="T1">6) </text:span><text:span text:style-name="T1">= </text:span><text:span text:style-name="T1">0.</text:span><text:span text:style-name="T1">5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0000" draw:gradient-step-count="0" draw:opacity="7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_20_Blue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1:12:10.861563755</meta:creation-date>
    <dc:date>2023-09-03T22:50:07.912758312</dc:date>
    <meta:editing-duration>P1DT4H19M54S</meta:editing-duration>
    <meta:editing-cycles>7</meta:editing-cycles>
    <meta:generator>LibreOffice/7.3.7.2$Linux_X86_64 LibreOffice_project/30$Build-2</meta:generator>
    <meta:document-statistic meta:object-count="425"/>
  </office:meta>
</office:document-meta>
</file>